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e76b" officeooo:paragraph-rsid="0006e76b"/>
    </style:style>
    <style:style style:name="P2" style:family="paragraph" style:parent-style-name="Standard" style:list-style-name="L1">
      <style:text-properties officeooo:rsid="0008230d" officeooo:paragraph-rsid="0008230d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3328" officeooo:paragraph-rsid="000a3328"/>
    </style:style>
    <style:style style:name="P5" style:family="paragraph" style:parent-style-name="Standard" style:list-style-name="L1">
      <style:text-properties officeooo:rsid="000b5278" officeooo:paragraph-rsid="000b5278"/>
    </style:style>
    <style:style style:name="P6" style:family="paragraph" style:parent-style-name="Standard" style:list-style-name="L1">
      <style:text-properties officeooo:rsid="000bf2a6" officeooo:paragraph-rsid="000bf2a6"/>
    </style:style>
    <style:style style:name="T1" style:family="text">
      <style:text-properties officeooo:rsid="00094ae9"/>
    </style:style>
    <style:style style:name="T2" style:family="text">
      <style:text-properties officeooo:rsid="000b5278"/>
    </style:style>
    <style:style style:name="T3" style:family="text">
      <style:text-properties officeooo:rsid="000c6e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1351331" text:style-name="L1">
        <text:list-item>
          <text:p text:style-name="P1">Założenia gry</text:p>
        </text:list-item>
        <text:list-item>
          <text:p text:style-name="P1">Ogólny opis <text:span text:style-name="T3">gatunku </text:span>(gatunek, format, przeznaczenie)</text:p>
          <text:list>
            <text:list-item>
              <text:p text:style-name="P1">Gatunek gry RTS…</text:p>
            </text:list-item>
            <text:list-item>
              <text:p text:style-name="P2">Format aplikacja 2D?</text:p>
            </text:list-item>
            <text:list-item>
              <text:p text:style-name="P1">Przeznaczenie raczej rozrywkowe</text:p>
            </text:list-item>
          </text:list>
        </text:list-item>
        <text:list-item>
          <text:p text:style-name="P2">Założenia techniczne</text:p>
          <text:list>
            <text:list-item>
              <text:p text:style-name="P2">Aplikacja w aktualnej wersji przeznaczona na komputery z systemem Windows.</text:p>
            </text:list-item>
            <text:list-item>
              <text:p text:style-name="P2">Unity</text:p>
            </text:list-item>
            <text:list-item>
              <text:p text:style-name="P2">C# działający razem z Unity</text:p>
            </text:list-item>
            <text:list-item>
              <text:p text:style-name="P2">Gimp-aplikacja do obróbki oraz tworzenia grafik, tak zwanych sprite</text:p>
            </text:list-item>
            <text:list-item>
              <text:p text:style-name="P2">Git</text:p>
              <text:list>
                <text:list-item>
                  <text:p text:style-name="P2">Github</text:p>
                </text:list-item>
                <text:list-item>
                  <text:p text:style-name="P2">Github Desktop</text:p>
                </text:list-item>
              </text:list>
            </text:list-item>
          </text:list>
        </text:list-item>
        <text:list-item>
          <text:p text:style-name="P2">Rozgrywka - <text:span text:style-name="T3">ogólny opis gry </text:span></text:p>
          <text:list>
            <text:list-item>
              <text:p text:style-name="P2">Interakcja z otoczeniem(jednostki i budynki)</text:p>
            </text:list-item>
            <text:list-item>
              <text:p text:style-name="P2">Przebieg rozgrywki(<text:span text:style-name="T1">zarabianie, rekrutacja, walka)</text:span></text:p>
            </text:list-item>
            <text:list-item>
              <text:p text:style-name="P3">Cel rozgrywki(wyeliminować przeciwnika poprzez niszczenie budynków przeciwnika)</text:p>
            </text:list-item>
            <text:list-item>
              <text:p text:style-name="P3">Sterowanie(</text:p>
              <text:list>
                <text:list-item>
                  <text:p text:style-name="P3">zaznaczanie jednostek, następnie zaznaczonymi kierowanie ich w wyznaczone pozycje, do ataku danego przeciwnika</text:p>
                  <text:list>
                    <text:list-item>
                      <text:p text:style-name="P4">Pracownicy</text:p>
                    </text:list-item>
                    <text:list-item>
                      <text:p text:style-name="P4">Wojownicy</text:p>
                    </text:list-item>
                    <text:list-item>
                      <text:p text:style-name="P4">Łucznicy</text:p>
                    </text:list-item>
                  </text:list>
                </text:list-item>
                <text:list-item>
                  <text:p text:style-name="P3">Budynki</text:p>
                  <text:list>
                    <text:list-item>
                      <text:p text:style-name="P4">Produkcyjne</text:p>
                    </text:list-item>
                    <text:list-item>
                      <text:p text:style-name="P4">Rekrutacyjne</text:p>
                    </text:list-item>
                  </text:list>
                </text:list-item>
              </text:list>
            </text:list-item>
            <text:list-item>
              <text:p text:style-name="P4">Mechanika</text:p>
              <text:list>
                <text:list-item>
                  <text:p text:style-name="P4">Pojedyncza jednostka posiada swoje statystyki główne, atak, pancerz, życie, odpowiedialne za …</text:p>
                </text:list-item>
                <text:list-item>
                  <text:p text:style-name="P4">Walka polega na wejsciu przeciwnika w zasieg jednostki i nastepuje atak co X sekund wyliczany na podstawie wzoru Y</text:p>
                </text:list-item>
                <text:list-item>
                  <text:p text:style-name="P4">Mechanika „followAndAttack” Goń i atakuj (usprawnić animacje jeżeli goni i atakuje w tym samym czasie) <text:span text:style-name="T2">po ucieczce równej 2 razy zasieg agresji</text:span></text:p>
                </text:list-item>
                <text:list-item>
                  <text:p text:style-name="P5">Zarobki, pasywnie otrzymywane jest Z gold’a + budynki</text:p>
                </text:list-item>
              </text:list>
            </text:list-item>
          </text:list>
        </text:list-item>
        <text:list-item>
          <text:p text:style-name="P2">Świat gry</text:p>
          <text:list>
            <text:list-item>
              <text:p text:style-name="P5">Obiekty na mapie, kamienie, stanowiace granice mapy</text:p>
            </text:list-item>
            <text:list-item>
              <text:p text:style-name="P6">Mapa, efekt na razie tylko wizualny</text:p>
            </text:list-item>
            <text:list-item>
              <text:p text:style-name="P6">Przeciwnik</text:p>
              <text:list>
                <text:list-item>
                  <text:p text:style-name="P6">Jednostki</text:p>
                </text:list-item>
                <text:list-item>
                  <text:p text:style-name="P6">Budynki</text:p>
                </text:list-item>
              </text:list>
            </text:list-item>
          </text:list>
        </text:list-item>
        <text:list-item>
          <text:p text:style-name="P2">Grafika</text:p>
        </text:list-item>
        <text:list-item>
          <text:p text:style-name="P2">Assety</text:p>
          <text:list>
            <text:list-item>
              <text:p text:style-name="P2">Bubble font</text:p>
            </text:list-item>
            <text:list-item>
              <text:p text:style-name="P2">Muzyka</text:p>
            </text:list-item>
          </text:list>
        </text:list-item>
        <text:list-item>
          <text:p text:style-name="P3">Ramy czasowe projektu(kiedy były prace nad czym, git)</text:p>
        </text:list-item>
        <text:list-item>
          <text:p text:style-name="P3">Dodatkowe pomysły, zapasowe</text:p>
          <text:list>
            <text:list-item>
              <text:p text:style-name="P6">Leaderboard - tablica statystyk</text:p>
            </text:list-item>
            <text:list-item>
              <text:p text:style-name="P6">Regeneracja zdrowia po czasie</text:p>
            </text:list-item>
            <text:list-item>
              <text:p text:style-name="P6">Rozdzielczosci ekranu</text:p>
            </text:list-item>
            <text:list-item>
              <text:p text:style-name="P6">Ulepszenia budyków</text:p>
            </text:list-item>
            <text:list-item>
              <text:p text:style-name="P6">Grafiki/animacje</text:p>
            </text:list-item>
          </text:list>
        </text:list-item>
        <text:list-item>
          <text:p text:style-name="P3">Notatki?/lista zmi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52:02.553228341</meta:creation-date>
    <dc:date>2021-12-04T14:56:50.256365806</dc:date>
    <meta:editing-duration>PT13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8" meta:word-count="248" meta:character-count="1602" meta:non-whitespace-character-count="1449"/>
  </office:meta>
</office:document-meta>
</file>